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文泉驛微米黑" svg:font-family="文泉驛微米黑" style:font-family-generic="system" style:font-pitch="variable"/>
    <style:font-face style:name="Mangal" svg:font-family="Mangal" style:font-family-generic="roman" style:font-pitch="variable" svg:panose-1="0 0 4 0 0 0 0 0 0 0"/>
    <style:font-face style:name="文泉驛等寬微米黑" svg:font-family="文泉驛等寬微米黑" style:font-family-generic="system" style:font-pitch="variable"/>
    <style:font-face style:name="WenQuanYi Micro Hei" svg:font-family="WenQuanYi Micro He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文泉驛微米黑" style:font-name-asian="文泉驛微米黑"/>
    </style:style>
    <style:style style:name="P3" style:parent-style-name="Standard" style:family="paragraph">
      <style:text-properties style:font-name="文泉驛微米黑" style:font-name-asian="文泉驛微米黑"/>
    </style:style>
    <style:style style:name="P4" style:parent-style-name="Standard" style:family="paragraph">
      <style:text-properties style:font-name="文泉驛微米黑" style:font-name-asian="文泉驛微米黑"/>
    </style:style>
    <style:style style:name="T5" style:parent-style-name="預設段落字型" style:family="text">
      <style:text-properties style:font-name="文泉驛微米黑" style:font-name-asian="文泉驛微米黑"/>
    </style:style>
    <style:style style:name="T6" style:parent-style-name="預設段落字型" style:family="text">
      <style:text-properties style:font-name="文泉驛微米黑" style:font-name-asian="文泉驛微米黑"/>
    </style:style>
    <style:style style:name="T7" style:parent-style-name="預設段落字型" style:family="text">
      <style:text-properties style:font-name="文泉驛微米黑" style:font-name-asian="文泉驛微米黑" fo:color="#FF0066"/>
    </style:style>
    <style:style style:name="T8" style:parent-style-name="預設段落字型" style:family="text">
      <style:text-properties style:font-name="文泉驛微米黑" style:font-name-asian="文泉驛微米黑"/>
    </style:style>
    <style:style style:name="P9" style:parent-style-name="Standard" style:family="paragraph">
      <style:text-properties style:font-name="文泉驛微米黑" style:font-name-asian="文泉驛微米黑" fo:color="#006699"/>
    </style:style>
    <style:style style:name="P10" style:parent-style-name="Standard" style:family="paragraph">
      <style:text-properties style:font-name="文泉驛微米黑" style:font-name-asian="文泉驛微米黑"/>
    </style:style>
    <style:style style:name="P11" style:parent-style-name="Standard" style:family="paragraph">
      <style:text-properties style:font-name="文泉驛微米黑" style:font-name-asian="文泉驛微米黑"/>
    </style:style>
    <style:style style:name="P12" style:parent-style-name="Standard" style:family="paragraph">
      <style:text-properties style:font-name="文泉驛微米黑" style:font-name-asian="文泉驛微米黑"/>
    </style:style>
    <style:style style:name="P13" style:parent-style-name="Standard" style:family="paragraph">
      <style:text-properties style:font-name="文泉驛微米黑" style:font-name-asian="文泉驛微米黑"/>
    </style:style>
    <style:style style:name="T14" style:parent-style-name="預設段落字型" style:family="text">
      <style:text-properties style:font-name="文泉驛微米黑" style:font-name-asian="文泉驛微米黑"/>
    </style:style>
    <style:style style:name="T15" style:parent-style-name="預設段落字型" style:family="text">
      <style:text-properties style:font-name="文泉驛微米黑" style:font-name-asian="文泉驛微米黑"/>
    </style:style>
    <style:style style:name="T16" style:parent-style-name="預設段落字型" style:family="text">
      <style:text-properties style:font-name="文泉驛微米黑" style:font-name-asian="文泉驛微米黑" fo:color="#FF0066"/>
    </style:style>
    <style:style style:name="T17" style:parent-style-name="預設段落字型" style:family="text">
      <style:text-properties style:font-name="文泉驛微米黑" style:font-name-asian="文泉驛微米黑"/>
    </style:style>
    <style:style style:name="P18" style:parent-style-name="Standard" style:family="paragraph">
      <style:text-properties style:font-name="文泉驛微米黑" style:font-name-asian="文泉驛微米黑" fo:color="#006699"/>
    </style:style>
    <style:style style:name="P19" style:parent-style-name="Standard" style:family="paragraph">
      <style:text-properties style:font-name="文泉驛微米黑" style:font-name-asian="文泉驛微米黑"/>
    </style:style>
    <style:style style:name="P20" style:parent-style-name="Standard" style:family="paragraph">
      <style:text-properties style:font-name="文泉驛微米黑" style:font-name-asian="文泉驛微米黑"/>
    </style:style>
    <style:style style:name="P21" style:parent-style-name="Standard" style:family="paragraph">
      <style:text-properties style:font-name="文泉驛微米黑" style:font-name-asian="文泉驛微米黑"/>
    </style:style>
    <style:style style:name="P22" style:parent-style-name="Standard" style:family="paragraph">
      <style:text-properties style:font-name="文泉驛微米黑" style:font-name-asian="文泉驛微米黑"/>
    </style:style>
    <style:style style:name="T23" style:parent-style-name="預設段落字型" style:family="text">
      <style:text-properties style:font-name="文泉驛微米黑" style:font-name-asian="文泉驛微米黑"/>
    </style:style>
    <style:style style:name="T24" style:parent-style-name="預設段落字型" style:family="text">
      <style:text-properties style:font-name="文泉驛微米黑" style:font-name-asian="文泉驛微米黑"/>
    </style:style>
    <style:style style:name="T25" style:parent-style-name="預設段落字型" style:family="text">
      <style:text-properties style:font-name="文泉驛微米黑" style:font-name-asian="文泉驛微米黑" fo:color="#FF0066"/>
    </style:style>
    <style:style style:name="T26" style:parent-style-name="預設段落字型" style:family="text">
      <style:text-properties style:font-name="文泉驛微米黑" style:font-name-asian="文泉驛微米黑"/>
    </style:style>
    <style:style style:name="P27" style:parent-style-name="Standard" style:family="paragraph">
      <style:text-properties style:font-name="文泉驛微米黑" style:font-name-asian="文泉驛微米黑" fo:color="#006699"/>
    </style:style>
    <style:style style:name="P28" style:parent-style-name="Standard" style:family="paragraph">
      <style:text-properties style:font-name="文泉驛微米黑" style:font-name-asian="文泉驛微米黑"/>
    </style:style>
    <style:style style:name="P29" style:parent-style-name="Standard" style:family="paragraph">
      <style:text-properties style:font-name="文泉驛微米黑" style:font-name-asian="文泉驛微米黑" style:language-asian="ko" style:country-asian="KR"/>
    </style:style>
    <style:style style:name="T30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1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2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3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4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5" style:parent-style-name="預設段落字型" style:family="text">
      <style:text-properties style:font-name="文泉驛微米黑" style:font-name-asian="文泉驛微米黑"/>
    </style:style>
    <style:style style:name="T36" style:parent-style-name="預設段落字型" style:family="text">
      <style:text-properties style:font-name="文泉驛微米黑" style:font-name-asian="文泉驛微米黑" style:language-asian="ko" style:country-asian="KR"/>
    </style:style>
    <style:style style:name="T37" style:parent-style-name="預設段落字型" style:family="text">
      <style:text-properties style:font-name="文泉驛微米黑" style:font-name-asian="文泉驛微米黑"/>
    </style:style>
    <style:style style:name="T38" style:parent-style-name="預設段落字型" style:family="text">
      <style:text-properties style:font-name="文泉驛微米黑" style:font-name-asian="文泉驛微米黑"/>
    </style:style>
    <style:style style:name="T39" style:parent-style-name="預設段落字型" style:family="text">
      <style:text-properties style:font-name="文泉驛微米黑" style:font-name-asian="文泉驛微米黑"/>
    </style:style>
    <style:style style:name="T40" style:parent-style-name="預設段落字型" style:family="text">
      <style:text-properties style:font-name="文泉驛微米黑" style:font-name-asian="文泉驛微米黑"/>
    </style:style>
    <style:style style:name="T41" style:parent-style-name="預設段落字型" style:family="text">
      <style:text-properties style:font-name="文泉驛微米黑" style:font-name-asian="文泉驛微米黑" fo:color="#FF0066"/>
    </style:style>
    <style:style style:name="T42" style:parent-style-name="預設段落字型" style:family="text">
      <style:text-properties style:font-name="文泉驛微米黑" style:font-name-asian="文泉驛微米黑"/>
    </style:style>
    <style:style style:name="P43" style:parent-style-name="Standard" style:family="paragraph">
      <style:text-properties style:font-name="文泉驛微米黑" style:font-name-asian="文泉驛微米黑" fo:color="#006699"/>
    </style:style>
    <style:style style:name="P44" style:parent-style-name="Standard" style:family="paragraph">
      <style:text-properties style:font-name="文泉驛微米黑" style:font-name-asian="文泉驛微米黑"/>
    </style:style>
    <style:style style:name="P45" style:parent-style-name="Standard" style:family="paragraph">
      <style:text-properties style:font-name="文泉驛微米黑" style:font-name-asian="文泉驛微米黑"/>
    </style:style>
    <style:style style:name="P46" style:parent-style-name="Standard" style:family="paragraph">
      <style:text-properties style:font-name="文泉驛微米黑" style:font-name-asian="文泉驛微米黑"/>
    </style:style>
    <style:style style:name="P47" style:parent-style-name="Standard" style:family="paragraph">
      <style:text-properties style:font-name="文泉驛微米黑" style:font-name-asian="文泉驛微米黑"/>
    </style:style>
    <style:style style:name="T48" style:parent-style-name="預設段落字型" style:family="text">
      <style:text-properties style:font-name="文泉驛微米黑" style:font-name-asian="文泉驛微米黑"/>
    </style:style>
    <style:style style:name="T49" style:parent-style-name="預設段落字型" style:family="text">
      <style:text-properties style:font-name="文泉驛微米黑" style:font-name-asian="文泉驛微米黑"/>
    </style:style>
    <style:style style:name="T50" style:parent-style-name="預設段落字型" style:family="text">
      <style:text-properties style:font-name="文泉驛微米黑" style:font-name-asian="文泉驛微米黑" fo:color="#FF0066"/>
    </style:style>
    <style:style style:name="T51" style:parent-style-name="預設段落字型" style:family="text">
      <style:text-properties style:font-name="文泉驛微米黑" style:font-name-asian="文泉驛微米黑"/>
    </style:style>
    <style:style style:name="P52" style:parent-style-name="Standard" style:family="paragraph">
      <style:text-properties style:font-name="文泉驛微米黑" style:font-name-asian="文泉驛微米黑" fo:color="#006699"/>
    </style:style>
    <style:style style:name="P53" style:parent-style-name="Standard" style:family="paragraph">
      <style:text-properties style:font-name="文泉驛微米黑" style:font-name-asian="文泉驛微米黑"/>
    </style:style>
    <style:style style:name="P54" style:parent-style-name="Standard" style:family="paragraph">
      <style:text-properties style:font-name="文泉驛微米黑" style:font-name-asian="文泉驛微米黑"/>
    </style:style>
    <style:style style:name="P55" style:parent-style-name="Standard" style:family="paragraph">
      <style:text-properties style:font-name="文泉驛微米黑" style:font-name-asian="文泉驛微米黑"/>
    </style:style>
    <style:style style:name="P56" style:parent-style-name="Standard" style:family="paragraph">
      <style:text-properties style:font-name="文泉驛微米黑" style:font-name-asian="文泉驛微米黑"/>
    </style:style>
    <style:style style:name="T57" style:parent-style-name="預設段落字型" style:family="text">
      <style:text-properties style:font-name="文泉驛微米黑" style:font-name-asian="文泉驛微米黑"/>
    </style:style>
    <style:style style:name="T58" style:parent-style-name="預設段落字型" style:family="text">
      <style:text-properties style:font-name="文泉驛微米黑" style:font-name-asian="文泉驛微米黑"/>
    </style:style>
    <style:style style:name="T59" style:parent-style-name="預設段落字型" style:family="text">
      <style:text-properties style:font-name="文泉驛微米黑" style:font-name-asian="文泉驛微米黑" fo:color="#FF0066"/>
    </style:style>
    <style:style style:name="T60" style:parent-style-name="預設段落字型" style:family="text">
      <style:text-properties style:font-name="文泉驛微米黑" style:font-name-asian="文泉驛微米黑"/>
    </style:style>
    <style:style style:name="P61" style:parent-style-name="Standard" style:family="paragraph">
      <style:text-properties style:font-name="文泉驛微米黑" style:font-name-asian="文泉驛微米黑" fo:color="#006699"/>
    </style:style>
    <style:style style:name="P62" style:parent-style-name="Standard" style:family="paragraph">
      <style:text-properties style:font-name="文泉驛微米黑" style:font-name-asian="文泉驛微米黑"/>
    </style:style>
    <style:style style:name="P63" style:parent-style-name="Standard" style:family="paragraph">
      <style:text-properties style:font-name="文泉驛微米黑" style:font-name-asian="文泉驛微米黑"/>
    </style:style>
    <style:style style:name="P64" style:parent-style-name="Standard" style:family="paragraph">
      <style:text-properties style:font-name="文泉驛微米黑" style:font-name-asian="文泉驛微米黑"/>
    </style:style>
    <style:style style:name="T65" style:parent-style-name="預設段落字型" style:family="text">
      <style:text-properties style:font-name="文泉驛微米黑" style:font-name-asian="文泉驛微米黑"/>
    </style:style>
    <style:style style:name="T66" style:parent-style-name="預設段落字型" style:family="text">
      <style:text-properties style:font-name="文泉驛微米黑" style:font-name-asian="文泉驛微米黑" fo:color="#FF0066"/>
    </style:style>
    <style:style style:name="T67" style:parent-style-name="預設段落字型" style:family="text">
      <style:text-properties style:font-name="文泉驛微米黑" style:font-name-asian="文泉驛微米黑"/>
    </style:style>
    <style:style style:name="P68" style:parent-style-name="Standard" style:family="paragraph">
      <style:text-properties style:font-name="文泉驛微米黑" style:font-name-asian="文泉驛微米黑" fo:color="#006699"/>
    </style:style>
    <style:style style:name="P69" style:parent-style-name="Standard" style:family="paragraph">
      <style:text-properties style:font-name="文泉驛微米黑" style:font-name-asian="文泉驛微米黑"/>
    </style:style>
    <style:style style:name="P70" style:parent-style-name="Standard" style:family="paragraph">
      <style:text-properties style:font-name="文泉驛微米黑" style:font-name-asian="文泉驛微米黑"/>
    </style:style>
    <style:style style:name="P71" style:parent-style-name="Standard" style:family="paragraph">
      <style:text-properties style:font-name="文泉驛微米黑" style:font-name-asian="文泉驛微米黑"/>
    </style:style>
    <style:style style:name="P72" style:parent-style-name="Standard" style:family="paragraph">
      <style:text-properties style:font-name="文泉驛微米黑" style:font-name-asian="文泉驛微米黑"/>
    </style:style>
    <style:style style:name="T73" style:parent-style-name="預設段落字型" style:family="text">
      <style:text-properties style:font-name="文泉驛微米黑" style:font-name-asian="文泉驛微米黑"/>
    </style:style>
    <style:style style:name="T74" style:parent-style-name="預設段落字型" style:family="text">
      <style:text-properties style:font-name="文泉驛微米黑" style:font-name-asian="文泉驛微米黑"/>
    </style:style>
    <style:style style:name="T75" style:parent-style-name="預設段落字型" style:family="text">
      <style:text-properties style:font-name="文泉驛微米黑" style:font-name-asian="文泉驛微米黑" fo:color="#FF0066"/>
    </style:style>
    <style:style style:name="T76" style:parent-style-name="預設段落字型" style:family="text">
      <style:text-properties style:font-name="文泉驛微米黑" style:font-name-asian="文泉驛微米黑"/>
    </style:style>
    <style:style style:name="P77" style:parent-style-name="Standard" style:family="paragraph">
      <style:text-properties style:font-name="文泉驛微米黑" style:font-name-asian="文泉驛微米黑" fo:color="#006699"/>
    </style:style>
    <style:style style:name="P78" style:parent-style-name="Standard" style:family="paragraph">
      <style:text-properties style:font-name="文泉驛微米黑" style:font-name-asian="文泉驛微米黑"/>
    </style:style>
    <style:style style:name="P79" style:parent-style-name="Standard" style:family="paragraph">
      <style:text-properties style:font-name="文泉驛微米黑" style:font-name-asian="文泉驛微米黑"/>
    </style:style>
    <style:style style:name="P80" style:parent-style-name="Standard" style:family="paragraph">
      <style:text-properties style:font-name="文泉驛微米黑" style:font-name-asian="文泉驛微米黑"/>
    </style:style>
    <style:style style:name="T81" style:parent-style-name="預設段落字型" style:family="text">
      <style:text-properties style:font-name="文泉驛微米黑" style:font-name-asian="文泉驛微米黑"/>
    </style:style>
    <style:style style:name="T82" style:parent-style-name="預設段落字型" style:family="text">
      <style:text-properties style:font-name="文泉驛微米黑" style:font-name-asian="文泉驛微米黑" fo:color="#FF0066"/>
    </style:style>
    <style:style style:name="T83" style:parent-style-name="預設段落字型" style:family="text">
      <style:text-properties style:font-name="文泉驛微米黑" style:font-name-asian="文泉驛微米黑"/>
    </style:style>
    <style:style style:name="P84" style:parent-style-name="Standard" style:family="paragraph">
      <style:text-properties style:font-name="文泉驛微米黑" style:font-name-asian="文泉驛微米黑"/>
    </style:style>
    <style:style style:name="P85" style:parent-style-name="Standard" style:family="paragraph">
      <style:text-properties style:font-name="文泉驛微米黑" style:font-name-asian="文泉驛微米黑"/>
    </style:style>
    <style:style style:name="P86" style:parent-style-name="Standard" style:family="paragraph">
      <style:text-properties style:font-name="文泉驛微米黑" style:font-name-asian="文泉驛微米黑"/>
    </style:style>
    <style:style style:name="T87" style:parent-style-name="預設段落字型" style:family="text">
      <style:text-properties style:font-name="文泉驛微米黑" style:font-name-asian="文泉驛微米黑" style:language-asian="ko" style:country-asian="KR"/>
    </style:style>
    <style:style style:name="T88" style:parent-style-name="預設段落字型" style:family="text">
      <style:text-properties style:font-name="文泉驛微米黑" style:font-name-asian="文泉驛微米黑" style:language-asian="ko" style:country-asian="KR"/>
    </style:style>
    <style:style style:name="T89" style:parent-style-name="預設段落字型" style:family="text">
      <style:text-properties style:font-name="文泉驛微米黑" style:font-name-asian="文泉驛微米黑" style:language-asian="ko" style:country-asian="KR"/>
    </style:style>
    <style:style style:name="T90" style:parent-style-name="預設段落字型" style:family="text">
      <style:text-properties style:font-name="文泉驛微米黑" style:font-name-asian="文泉驛微米黑"/>
    </style:style>
    <style:style style:name="T91" style:parent-style-name="預設段落字型" style:family="text">
      <style:text-properties style:font-name="文泉驛微米黑" style:font-name-asian="文泉驛微米黑" style:language-asian="ko" style:country-asian="KR"/>
    </style:style>
    <style:style style:name="T92" style:parent-style-name="預設段落字型" style:family="text">
      <style:text-properties style:font-name="文泉驛微米黑" style:font-name-asian="文泉驛微米黑" style:language-asian="ko" style:country-asian="KR"/>
    </style:style>
    <style:style style:name="T93" style:parent-style-name="預設段落字型" style:family="text">
      <style:text-properties style:font-name="文泉驛微米黑" style:font-name-asian="文泉驛微米黑" style:language-asian="ko" style:country-asian="KR"/>
    </style:style>
    <style:style style:name="T94" style:parent-style-name="預設段落字型" style:family="text">
      <style:text-properties style:font-name="文泉驛微米黑" style:font-name-asian="文泉驛微米黑"/>
    </style:style>
    <style:style style:name="T95" style:parent-style-name="預設段落字型" style:family="text">
      <style:text-properties style:font-name="文泉驛微米黑" style:font-name-asian="文泉驛微米黑" fo:color="#FF0066"/>
    </style:style>
    <style:style style:name="T96" style:parent-style-name="預設段落字型" style:family="text">
      <style:text-properties style:font-name="文泉驛微米黑" style:font-name-asian="文泉驛微米黑"/>
    </style:style>
    <style:style style:name="T97" style:parent-style-name="預設段落字型" style:family="text">
      <style:text-properties style:font-name="文泉驛微米黑" style:font-name-asian="文泉驛微米黑"/>
    </style:style>
    <style:style style:name="T98" style:parent-style-name="預設段落字型" style:family="text">
      <style:text-properties style:font-name="文泉驛微米黑" style:font-name-asian="文泉驛微米黑"/>
    </style:style>
    <style:style style:name="P99" style:parent-style-name="Standard" style:family="paragraph">
      <style:text-properties style:font-name="文泉驛微米黑" style:font-name-asian="文泉驛微米黑" fo:color="#006699"/>
    </style:style>
    <style:style style:name="P100" style:parent-style-name="Standard" style:family="paragraph">
      <style:text-properties style:font-name="文泉驛微米黑" style:font-name-asian="文泉驛微米黑"/>
    </style:style>
    <style:style style:name="P101" style:parent-style-name="Standard" style:family="paragraph">
      <style:text-properties style:font-name="文泉驛微米黑" style:font-name-asian="文泉驛微米黑"/>
    </style:style>
    <style:style style:name="P102" style:parent-style-name="Standard" style:family="paragraph">
      <style:text-properties style:font-name="文泉驛微米黑" style:font-name-asian="文泉驛微米黑"/>
    </style:style>
    <style:style style:name="T103" style:parent-style-name="預設段落字型" style:family="text">
      <style:text-properties style:font-name="文泉驛微米黑" style:font-name-asian="文泉驛微米黑"/>
    </style:style>
    <style:style style:name="T104" style:parent-style-name="預設段落字型" style:family="text">
      <style:text-properties style:font-name="文泉驛微米黑" style:font-name-asian="文泉驛微米黑" fo:color="#FF0066"/>
    </style:style>
    <style:style style:name="T105" style:parent-style-name="預設段落字型" style:family="text">
      <style:text-properties style:font-name="文泉驛微米黑" style:font-name-asian="文泉驛微米黑"/>
    </style:style>
    <style:style style:name="P106" style:parent-style-name="Standard" style:family="paragraph">
      <style:text-properties style:font-name="文泉驛微米黑" style:font-name-asian="文泉驛微米黑" fo:color="#006699"/>
    </style:style>
    <style:style style:name="P107" style:parent-style-name="Standard" style:family="paragraph">
      <style:text-properties style:font-name="文泉驛微米黑" style:font-name-asian="文泉驛微米黑"/>
    </style:style>
    <style:style style:name="P108" style:parent-style-name="Standard" style:family="paragraph">
      <style:text-properties style:font-name="文泉驛微米黑" style:font-name-asian="文泉驛微米黑"/>
    </style:style>
    <style:style style:name="P109" style:parent-style-name="Standard" style:family="paragraph">
      <style:text-properties style:font-name="文泉驛微米黑" style:font-name-asian="文泉驛微米黑"/>
    </style:style>
    <style:style style:name="T110" style:parent-style-name="預設段落字型" style:family="text">
      <style:text-properties style:font-name="文泉驛微米黑" style:font-name-asian="文泉驛微米黑"/>
    </style:style>
    <style:style style:name="T111" style:parent-style-name="預設段落字型" style:family="text">
      <style:text-properties style:font-name="文泉驛微米黑" style:font-name-asian="文泉驛微米黑"/>
    </style:style>
    <style:style style:name="T112" style:parent-style-name="預設段落字型" style:family="text">
      <style:text-properties style:font-name="文泉驛微米黑" style:font-name-asian="文泉驛微米黑" fo:color="#FF0066"/>
    </style:style>
    <style:style style:name="T113" style:parent-style-name="預設段落字型" style:family="text">
      <style:text-properties style:font-name="文泉驛微米黑" style:font-name-asian="文泉驛微米黑"/>
    </style:style>
    <style:style style:name="T114" style:parent-style-name="預設段落字型" style:family="text">
      <style:text-properties style:font-name="文泉驛微米黑" style:font-name-asian="文泉驛微米黑"/>
    </style:style>
    <style:style style:name="T115" style:parent-style-name="預設段落字型" style:family="text">
      <style:text-properties style:font-name="文泉驛微米黑" style:font-name-asian="文泉驛微米黑" fo:color="#FF0066"/>
    </style:style>
    <style:style style:name="T116" style:parent-style-name="預設段落字型" style:family="text">
      <style:text-properties style:font-name="文泉驛微米黑" style:font-name-asian="文泉驛微米黑" fo:color="#FF0066"/>
    </style:style>
    <style:style style:name="T117" style:parent-style-name="預設段落字型" style:family="text">
      <style:text-properties style:font-name="文泉驛微米黑" style:font-name-asian="文泉驛微米黑"/>
    </style:style>
    <style:style style:name="P118" style:parent-style-name="Standard" style:family="paragraph">
      <style:text-properties style:font-name="文泉驛微米黑" style:font-name-asian="文泉驛微米黑" fo:color="#006699"/>
    </style:style>
    <style:style style:name="P119" style:parent-style-name="Standard" style:family="paragraph">
      <style:text-properties style:font-name="文泉驛微米黑" style:font-name-asian="文泉驛微米黑"/>
    </style:style>
    <style:style style:name="P120" style:parent-style-name="Standard" style:family="paragraph">
      <style:text-properties style:font-name="文泉驛微米黑" style:font-name-asian="文泉驛微米黑"/>
    </style:style>
    <style:style style:name="P121" style:parent-style-name="Standard" style:family="paragraph">
      <style:text-properties style:font-name="文泉驛微米黑" style:font-name-asian="文泉驛微米黑"/>
    </style:style>
    <style:style style:name="T122" style:parent-style-name="預設段落字型" style:family="text">
      <style:text-properties style:font-name="文泉驛微米黑" style:font-name-asian="文泉驛微米黑"/>
    </style:style>
    <style:style style:name="T123" style:parent-style-name="預設段落字型" style:family="text">
      <style:text-properties style:font-name="文泉驛微米黑" style:font-name-asian="文泉驛微米黑" fo:color="#FF0066"/>
    </style:style>
    <style:style style:name="T124" style:parent-style-name="預設段落字型" style:family="text">
      <style:text-properties style:font-name="文泉驛微米黑" style:font-name-asian="文泉驛微米黑"/>
    </style:style>
    <style:style style:name="P125" style:parent-style-name="Standard" style:family="paragraph">
      <style:text-properties style:font-name="文泉驛微米黑" style:font-name-asian="文泉驛微米黑" fo:color="#006699"/>
    </style:style>
    <style:style style:name="P126" style:parent-style-name="Standard" style:family="paragraph">
      <style:text-properties style:font-name="文泉驛微米黑" style:font-name-asian="文泉驛微米黑"/>
    </style:style>
    <style:style style:name="P127" style:parent-style-name="Standard" style:family="paragraph">
      <style:text-properties style:font-name="文泉驛微米黑" style:font-name-asian="文泉驛微米黑"/>
    </style:style>
    <style:style style:name="P128" style:parent-style-name="Standard" style:family="paragraph">
      <style:text-properties style:font-name="文泉驛微米黑" style:font-name-asian="文泉驛微米黑"/>
    </style:style>
    <style:style style:name="T129" style:parent-style-name="預設段落字型" style:family="text">
      <style:text-properties style:font-name="文泉驛微米黑" style:font-name-asian="文泉驛微米黑"/>
    </style:style>
    <style:style style:name="T130" style:parent-style-name="預設段落字型" style:family="text">
      <style:text-properties style:font-name="文泉驛微米黑" style:font-name-asian="文泉驛微米黑" fo:color="#FF0066"/>
    </style:style>
    <style:style style:name="T131" style:parent-style-name="預設段落字型" style:family="text">
      <style:text-properties style:font-name="文泉驛微米黑" style:font-name-asian="文泉驛微米黑"/>
    </style:style>
    <style:style style:name="P132" style:parent-style-name="Standard" style:family="paragraph">
      <style:text-properties style:font-name="文泉驛微米黑" style:font-name-asian="文泉驛微米黑" fo:color="#006699"/>
    </style:style>
    <style:style style:name="P133" style:parent-style-name="Standard" style:family="paragraph">
      <style:text-properties style:font-name="文泉驛微米黑" style:font-name-asian="文泉驛微米黑"/>
    </style:style>
    <style:style style:name="P134" style:parent-style-name="Standard" style:family="paragraph">
      <style:text-properties style:font-name="文泉驛微米黑" style:font-name-asian="文泉驛微米黑"/>
    </style:style>
    <style:style style:name="P135" style:parent-style-name="Standard" style:family="paragraph">
      <style:text-properties style:font-name="文泉驛微米黑" style:font-name-asian="文泉驛微米黑"/>
    </style:style>
    <style:style style:name="P136" style:parent-style-name="Standard" style:family="paragraph">
      <style:text-properties style:font-name="文泉驛微米黑" style:font-name-asian="文泉驛微米黑"/>
    </style:style>
    <style:style style:name="T137" style:parent-style-name="預設段落字型" style:family="text">
      <style:text-properties style:font-name="文泉驛微米黑" style:font-name-asian="文泉驛微米黑"/>
    </style:style>
    <style:style style:name="T138" style:parent-style-name="預設段落字型" style:family="text">
      <style:text-properties style:font-name="文泉驛微米黑" style:font-name-asian="文泉驛微米黑" fo:color="#FF0066"/>
    </style:style>
    <style:style style:name="T139" style:parent-style-name="預設段落字型" style:family="text">
      <style:text-properties style:font-name="文泉驛微米黑" style:font-name-asian="文泉驛微米黑"/>
    </style:style>
    <style:style style:name="T140" style:parent-style-name="預設段落字型" style:family="text">
      <style:text-properties style:font-name="文泉驛微米黑" style:font-name-asian="文泉驛微米黑"/>
    </style:style>
    <style:style style:name="T141" style:parent-style-name="預設段落字型" style:family="text">
      <style:text-properties style:font-name="文泉驛微米黑" style:font-name-asian="文泉驛微米黑" fo:color="#FF0066"/>
    </style:style>
    <style:style style:name="T142" style:parent-style-name="預設段落字型" style:family="text">
      <style:text-properties style:font-name="文泉驛微米黑" style:font-name-asian="文泉驛微米黑"/>
    </style:style>
    <style:style style:name="P143" style:parent-style-name="Standard" style:family="paragraph">
      <style:text-properties style:font-name="文泉驛微米黑" style:font-name-asian="文泉驛微米黑" fo:color="#006699"/>
    </style:style>
    <style:style style:name="P144" style:parent-style-name="Standard" style:family="paragraph">
      <style:text-properties style:font-name="文泉驛微米黑" style:font-name-asian="文泉驛微米黑"/>
    </style:style>
    <style:style style:name="P145" style:parent-style-name="Standard" style:family="paragraph">
      <style:text-properties style:font-name="文泉驛微米黑" style:font-name-asian="文泉驛微米黑"/>
    </style:style>
    <style:style style:name="P146" style:parent-style-name="Standard" style:family="paragraph">
      <style:text-properties style:font-name="文泉驛微米黑" style:font-name-asian="文泉驛微米黑"/>
    </style:style>
    <style:style style:name="P147" style:parent-style-name="Standard" style:family="paragraph">
      <style:text-properties style:font-name="文泉驛微米黑" style:font-name-asian="文泉驛微米黑"/>
    </style:style>
    <style:style style:name="T148" style:parent-style-name="預設段落字型" style:family="text">
      <style:text-properties style:font-name="文泉驛微米黑" style:font-name-asian="文泉驛微米黑"/>
    </style:style>
    <style:style style:name="T149" style:parent-style-name="預設段落字型" style:family="text">
      <style:text-properties style:font-name="文泉驛微米黑" style:font-name-asian="文泉驛微米黑"/>
    </style:style>
    <style:style style:name="T150" style:parent-style-name="預設段落字型" style:family="text">
      <style:text-properties style:font-name="文泉驛微米黑" style:font-name-asian="文泉驛微米黑" fo:color="#FF0066"/>
    </style:style>
    <style:style style:name="T151" style:parent-style-name="預設段落字型" style:family="text">
      <style:text-properties style:font-name="文泉驛微米黑" style:font-name-asian="文泉驛微米黑"/>
    </style:style>
    <style:style style:name="P152" style:parent-style-name="Standard" style:family="paragraph">
      <style:text-properties style:font-name="文泉驛微米黑" style:font-name-asian="文泉驛微米黑" fo:color="#006699"/>
    </style:style>
    <style:style style:name="P153" style:parent-style-name="Standard" style:family="paragraph">
      <style:text-properties style:font-name="文泉驛微米黑" style:font-name-asian="文泉驛微米黑"/>
    </style:style>
    <style:style style:name="P154" style:parent-style-name="Standard" style:family="paragraph">
      <style:text-properties style:font-name="文泉驛微米黑" style:font-name-asian="文泉驛微米黑"/>
    </style:style>
    <style:style style:name="P155" style:parent-style-name="Standard" style:family="paragraph">
      <style:text-properties style:font-name="文泉驛微米黑" style:font-name-asian="文泉驛微米黑"/>
    </style:style>
    <style:style style:name="P156" style:parent-style-name="Standard" style:family="paragraph">
      <style:text-properties style:font-name="文泉驛微米黑" style:font-name-asian="文泉驛微米黑"/>
    </style:style>
    <style:style style:name="T157" style:parent-style-name="預設段落字型" style:family="text">
      <style:text-properties style:font-name="文泉驛微米黑" style:font-name-asian="文泉驛微米黑"/>
    </style:style>
    <style:style style:name="T158" style:parent-style-name="預設段落字型" style:family="text">
      <style:text-properties style:font-name="文泉驛微米黑" style:font-name-asian="文泉驛微米黑"/>
    </style:style>
    <style:style style:name="T159" style:parent-style-name="預設段落字型" style:family="text">
      <style:text-properties style:font-name="文泉驛微米黑" style:font-name-asian="文泉驛微米黑" fo:color="#FF0066"/>
    </style:style>
    <style:style style:name="T160" style:parent-style-name="預設段落字型" style:family="text">
      <style:text-properties style:font-name="文泉驛微米黑" style:font-name-asian="文泉驛微米黑"/>
    </style:style>
    <style:style style:name="T161" style:parent-style-name="預設段落字型" style:family="text">
      <style:text-properties style:font-name="文泉驛微米黑" style:font-name-asian="文泉驛微米黑" fo:color="#FF0066"/>
    </style:style>
    <style:style style:name="T162" style:parent-style-name="預設段落字型" style:family="text">
      <style:text-properties style:font-name="文泉驛微米黑" style:font-name-asian="文泉驛微米黑"/>
    </style:style>
    <style:style style:name="P163" style:parent-style-name="Standard" style:family="paragraph">
      <style:text-properties style:font-name="文泉驛微米黑" style:font-name-asian="文泉驛微米黑" fo:color="#006699"/>
    </style:style>
    <style:style style:name="P164" style:parent-style-name="Standard" style:family="paragraph">
      <style:text-properties style:font-name="新細明體" style:font-name-asian="新細明體"/>
    </style:style>
    <style:style style:name="P165" style:parent-style-name="Textbody" style:family="paragraph">
      <style:paragraph-properties fo:margin-bottom="0in" fo:line-height="100%"/>
    </style:style>
    <style:style style:name="T166" style:parent-style-name="預設段落字型" style:family="text">
      <style:text-properties style:font-name-asian="WenQuanYi Micro Hei" fo:color="#000000"/>
    </style:style>
    <style:style style:name="T167" style:parent-style-name="預設段落字型" style:family="text">
      <style:text-properties style:font-name-asian="WenQuanYi Micro Hei" fo:color="#FF0000"/>
    </style:style>
    <style:style style:name="T168" style:parent-style-name="預設段落字型" style:family="text">
      <style:text-properties style:font-name-asian="WenQuanYi Micro Hei" fo:color="#000000"/>
    </style:style>
    <style:style style:name="T169" style:parent-style-name="預設段落字型" style:family="text">
      <style:text-properties style:font-name="WenQuanYi Micro Hei" fo:color="#000000"/>
    </style:style>
    <style:style style:name="T170" style:parent-style-name="預設段落字型" style:family="text">
      <style:text-properties style:font-name="WenQuanYi Micro Hei" fo:color="#000000"/>
    </style:style>
    <style:style style:name="T171" style:parent-style-name="預設段落字型" style:family="text">
      <style:text-properties style:font-name="WenQuanYi Micro Hei"/>
    </style:style>
    <style:style style:name="T172" style:parent-style-name="預設段落字型" style:family="text">
      <style:text-properties style:font-name="WenQuanYi Micro Hei"/>
    </style:style>
    <style:style style:name="T173" style:parent-style-name="預設段落字型" style:family="text">
      <style:text-properties style:font-name="WenQuanYi Micro Hei"/>
    </style:style>
    <style:style style:name="T174" style:parent-style-name="預設段落字型" style:family="text">
      <style:text-properties style:font-name="WenQuanYi Micro Hei" fo:color="#000000"/>
    </style:style>
    <style:style style:name="T175" style:parent-style-name="預設段落字型" style:family="text">
      <style:text-properties style:font-name="WenQuanYi Micro Hei" fo:color="#000000"/>
    </style:style>
    <style:style style:name="T176" style:parent-style-name="預設段落字型" style:family="text">
      <style:text-properties style:font-name="WenQuanYi Micro Hei" fo:color="#000000"/>
    </style:style>
    <style:style style:name="T177" style:parent-style-name="預設段落字型" style:family="text">
      <style:text-properties style:font-name="WenQuanYi Micro Hei" fo:color="#FF0000"/>
    </style:style>
    <style:style style:name="T178" style:parent-style-name="預設段落字型" style:family="text">
      <style:text-properties style:font-name="WenQuanYi Micro Hei" fo:color="#000000"/>
    </style:style>
    <style:style style:name="T179" style:parent-style-name="預設段落字型" style:family="text">
      <style:text-properties style:font-name="新細明體" style:font-name-asian="新細明體" style:font-name-complex="新細明體" fo:color="#006699"/>
    </style:style>
    <style:style style:name="T180" style:parent-style-name="預設段落字型" style:family="text">
      <style:text-properties style:font-name="文泉驛微米黑" style:font-name-asian="文泉驛微米黑" fo:color="#006699"/>
    </style:style>
    <style:style style:name="P181" style:parent-style-name="Standard" style:family="paragraph">
      <style:text-properties style:font-name="文泉驛微米黑" style:font-name-asian="文泉驛微米黑" fo:color="#006699"/>
    </style:style>
    <style:style style:name="P182" style:parent-style-name="Standard" style:family="paragraph">
      <style:text-properties style:font-name="新細明體"/>
    </style:style>
    <style:style style:name="P183" style:parent-style-name="Textbody" style:family="paragraph">
      <style:paragraph-properties fo:margin-bottom="0in" fo:line-height="100%"/>
    </style:style>
    <style:style style:name="T184" style:parent-style-name="預設段落字型" style:family="text">
      <style:text-properties style:font-name-asian="WenQuanYi Micro Hei" fo:color="#000000"/>
    </style:style>
    <style:style style:name="T185" style:parent-style-name="預設段落字型" style:family="text">
      <style:text-properties style:font-name-asian="WenQuanYi Micro Hei" fo:color="#FF0000"/>
    </style:style>
    <style:style style:name="T186" style:parent-style-name="預設段落字型" style:family="text">
      <style:text-properties style:font-name-asian="WenQuanYi Micro Hei"/>
    </style:style>
    <style:style style:name="T187" style:parent-style-name="預設段落字型" style:family="text">
      <style:text-properties style:font-name-asian="WenQuanYi Micro Hei" fo:color="#000000"/>
    </style:style>
    <style:style style:name="T188" style:parent-style-name="預設段落字型" style:family="text">
      <style:text-properties style:font-name="WenQuanYi Micro Hei" fo:color="#000000"/>
    </style:style>
    <style:style style:name="T189" style:parent-style-name="預設段落字型" style:family="text">
      <style:text-properties style:font-name="WenQuanYi Micro Hei" fo:color="#000000"/>
    </style:style>
    <style:style style:name="T190" style:parent-style-name="預設段落字型" style:family="text">
      <style:text-properties style:font-name="WenQuanYi Micro Hei"/>
    </style:style>
    <style:style style:name="T191" style:parent-style-name="預設段落字型" style:family="text">
      <style:text-properties style:font-name="WenQuanYi Micro Hei" fo:color="#000000"/>
    </style:style>
    <style:style style:name="T192" style:parent-style-name="預設段落字型" style:family="text">
      <style:text-properties style:font-name="WenQuanYi Micro Hei" fo:color="#000000"/>
    </style:style>
    <style:style style:name="T193" style:parent-style-name="預設段落字型" style:family="text">
      <style:text-properties style:font-name="WenQuanYi Micro Hei" fo:color="#000000"/>
    </style:style>
    <style:style style:name="T194" style:parent-style-name="預設段落字型" style:family="text">
      <style:text-properties style:font-name="WenQuanYi Micro Hei" fo:color="#FF0000"/>
    </style:style>
    <style:style style:name="T195" style:parent-style-name="預設段落字型" style:family="text">
      <style:text-properties style:font-name="WenQuanYi Micro Hei" fo:color="#000000"/>
    </style:style>
    <style:style style:name="T196" style:parent-style-name="預設段落字型" style:family="text">
      <style:text-properties style:font-name="新細明體" style:font-name-asian="新細明體" style:font-name-complex="新細明體" fo:color="#006699"/>
    </style:style>
    <style:style style:name="T197" style:parent-style-name="預設段落字型" style:family="text">
      <style:text-properties style:font-name="新細明體" style:font-name-asian="新細明體" style:font-name-complex="新細明體" fo:color="#006699"/>
    </style:style>
    <style:style style:name="T198" style:parent-style-name="預設段落字型" style:family="text">
      <style:text-properties style:font-name="文泉驛微米黑" style:font-name-asian="文泉驛微米黑" fo:color="#006699"/>
    </style:style>
    <style:style style:name="T199" style:parent-style-name="預設段落字型" style:family="text">
      <style:text-properties style:font-name="文泉驛微米黑" fo:color="#006699"/>
    </style:style>
    <style:style style:name="P200" style:parent-style-name="Standard" style:family="paragraph">
      <style:text-properties style:font-name="文泉驛微米黑" fo:color="#006699"/>
    </style:style>
    <style:style style:name="P201" style:parent-style-name="Standard" style:family="paragraph">
      <style:text-properties style:font-name="新細明體" style:font-name-asian="新細明體"/>
    </style:style>
    <style:style style:name="P202" style:parent-style-name="Textbody" style:family="paragraph">
      <style:paragraph-properties fo:margin-bottom="0in" fo:line-height="100%"/>
    </style:style>
    <style:style style:name="T203" style:parent-style-name="預設段落字型" style:family="text">
      <style:text-properties style:font-name-asian="WenQuanYi Micro Hei" fo:color="#000000"/>
    </style:style>
    <style:style style:name="T204" style:parent-style-name="預設段落字型" style:family="text">
      <style:text-properties style:font-name-asian="WenQuanYi Micro Hei" fo:color="#FF0000"/>
    </style:style>
    <style:style style:name="T205" style:parent-style-name="預設段落字型" style:family="text">
      <style:text-properties style:font-name-asian="WenQuanYi Micro Hei" fo:color="#000000"/>
    </style:style>
    <style:style style:name="T206" style:parent-style-name="預設段落字型" style:family="text">
      <style:text-properties style:font-name="WenQuanYi Micro Hei" fo:color="#000000"/>
    </style:style>
    <style:style style:name="T207" style:parent-style-name="預設段落字型" style:family="text">
      <style:text-properties style:font-name-asian="WenQuanYi Micro Hei" fo:color="#000000"/>
    </style:style>
    <style:style style:name="T208" style:parent-style-name="預設段落字型" style:family="text">
      <style:text-properties style:font-name="WenQuanYi Micro Hei" fo:color="#000000"/>
    </style:style>
    <style:style style:name="T209" style:parent-style-name="預設段落字型" style:family="text">
      <style:text-properties style:font-name="WenQuanYi Micro Hei" fo:color="#000000"/>
    </style:style>
    <style:style style:name="T210" style:parent-style-name="預設段落字型" style:family="text">
      <style:text-properties style:font-name="WenQuanYi Micro Hei"/>
    </style:style>
    <style:style style:name="T211" style:parent-style-name="預設段落字型" style:family="text">
      <style:text-properties style:font-name="WenQuanYi Micro Hei" fo:color="#000000"/>
    </style:style>
    <style:style style:name="T212" style:parent-style-name="預設段落字型" style:family="text">
      <style:text-properties style:font-name="WenQuanYi Micro Hei" fo:color="#000000"/>
    </style:style>
    <style:style style:name="T213" style:parent-style-name="預設段落字型" style:family="text">
      <style:text-properties style:font-name="WenQuanYi Micro Hei" fo:color="#000000"/>
    </style:style>
    <style:style style:name="T214" style:parent-style-name="預設段落字型" style:family="text">
      <style:text-properties style:font-name="WenQuanYi Micro Hei" fo:color="#FF0000"/>
    </style:style>
    <style:style style:name="T215" style:parent-style-name="預設段落字型" style:family="text">
      <style:text-properties style:font-name="WenQuanYi Micro Hei" fo:color="#FF0000"/>
    </style:style>
    <style:style style:name="T216" style:parent-style-name="預設段落字型" style:family="text">
      <style:text-properties style:font-name="WenQuanYi Micro Hei" fo:color="#000000"/>
    </style:style>
    <style:style style:name="T217" style:parent-style-name="預設段落字型" style:family="text">
      <style:text-properties style:font-name="新細明體" fo:color="#006699"/>
    </style:style>
    <style:style style:name="T218" style:parent-style-name="預設段落字型" style:family="text">
      <style:text-properties style:font-name="新細明體" fo:color="#006699"/>
    </style:style>
    <style:style style:name="T219" style:parent-style-name="預設段落字型" style:family="text">
      <style:text-properties style:font-name="文泉驛微米黑" style:font-name-asian="文泉驛微米黑" fo:color="#006699"/>
    </style:style>
    <style:style style:name="T220" style:parent-style-name="預設段落字型" style:family="text">
      <style:text-properties style:font-name="文泉驛微米黑" fo:color="#006699"/>
    </style:style>
    <style:style style:name="P221" style:parent-style-name="Standard" style:family="paragraph">
      <style:text-properties style:font-name="文泉驛微米黑" fo:color="#006699"/>
    </style:style>
    <style:style style:name="P222" style:parent-style-name="Standard" style:family="paragraph">
      <style:text-properties style:font-name="新細明體"/>
    </style:style>
    <style:style style:name="P223" style:parent-style-name="Textbody" style:family="paragraph">
      <style:paragraph-properties fo:margin-bottom="0in" fo:line-height="100%"/>
    </style:style>
    <style:style style:name="T224" style:parent-style-name="預設段落字型" style:family="text">
      <style:text-properties style:font-name-asian="WenQuanYi Micro Hei" fo:color="#000000"/>
    </style:style>
    <style:style style:name="T225" style:parent-style-name="預設段落字型" style:family="text">
      <style:text-properties style:font-name-asian="WenQuanYi Micro Hei" fo:color="#FF0000"/>
    </style:style>
    <style:style style:name="T226" style:parent-style-name="預設段落字型" style:family="text">
      <style:text-properties style:font-name-asian="WenQuanYi Micro Hei" fo:color="#000000"/>
    </style:style>
    <style:style style:name="T227" style:parent-style-name="預設段落字型" style:family="text">
      <style:text-properties style:font-name="WenQuanYi Micro Hei" fo:color="#000000"/>
    </style:style>
    <style:style style:name="T228" style:parent-style-name="預設段落字型" style:family="text">
      <style:text-properties style:font-name="WenQuanYi Micro Hei" fo:color="#000000"/>
    </style:style>
    <style:style style:name="T229" style:parent-style-name="預設段落字型" style:family="text">
      <style:text-properties style:font-name="WenQuanYi Micro Hei" fo:color="#FF0000"/>
    </style:style>
    <style:style style:name="T230" style:parent-style-name="預設段落字型" style:family="text">
      <style:text-properties style:font-name="WenQuanYi Micro Hei" fo:color="#000000"/>
    </style:style>
    <style:style style:name="T231" style:parent-style-name="預設段落字型" style:family="text">
      <style:text-properties style:font-name="WenQuanYi Micro Hei" fo:color="#000000"/>
    </style:style>
    <style:style style:name="T232" style:parent-style-name="預設段落字型" style:family="text">
      <style:text-properties style:font-name="WenQuanYi Micro Hei" fo:color="#000000"/>
    </style:style>
    <style:style style:name="T233" style:parent-style-name="預設段落字型" style:family="text">
      <style:text-properties style:font-name="WenQuanYi Micro Hei" fo:color="#FF0000"/>
    </style:style>
    <style:style style:name="T234" style:parent-style-name="預設段落字型" style:family="text">
      <style:text-properties style:font-name="WenQuanYi Micro Hei" fo:color="#000000"/>
    </style:style>
    <style:style style:name="T235" style:parent-style-name="預設段落字型" style:family="text">
      <style:text-properties style:font-name="新細明體" fo:color="#006699"/>
    </style:style>
    <style:style style:name="T236" style:parent-style-name="預設段落字型" style:family="text">
      <style:text-properties style:font-name="新細明體" fo:color="#006699"/>
    </style:style>
    <style:style style:name="T237" style:parent-style-name="預設段落字型" style:family="text">
      <style:text-properties style:font-name="文泉驛微米黑" style:font-name-asian="文泉驛微米黑" fo:color="#006699"/>
    </style:style>
    <style:style style:name="T238" style:parent-style-name="預設段落字型" style:family="text">
      <style:text-properties style:font-name="文泉驛微米黑" fo:color="#006699"/>
    </style:style>
    <style:style style:name="P239" style:parent-style-name="Standard" style:family="paragraph">
      <style:text-properties style:font-name="文泉驛微米黑" fo:color="#006699"/>
    </style:style>
    <style:style style:name="P240" style:parent-style-name="Standard" style:family="paragraph">
      <style:text-properties style:font-name="新細明體"/>
    </style:style>
    <style:style style:name="P241" style:parent-style-name="Textbody" style:family="paragraph">
      <style:paragraph-properties fo:margin-bottom="0in" fo:line-height="100%"/>
    </style:style>
    <style:style style:name="T242" style:parent-style-name="預設段落字型" style:family="text">
      <style:text-properties style:font-name-asian="WenQuanYi Micro Hei" fo:color="#FF0000"/>
    </style:style>
    <style:style style:name="T243" style:parent-style-name="預設段落字型" style:family="text">
      <style:text-properties style:font-name-asian="WenQuanYi Micro Hei" fo:color="#000000"/>
    </style:style>
    <style:style style:name="T244" style:parent-style-name="預設段落字型" style:family="text">
      <style:text-properties style:font-name="WenQuanYi Micro Hei" fo:color="#000000"/>
    </style:style>
    <style:style style:name="T245" style:parent-style-name="預設段落字型" style:family="text">
      <style:text-properties style:font-name="WenQuanYi Micro Hei" fo:color="#FF0000"/>
    </style:style>
    <style:style style:name="T246" style:parent-style-name="預設段落字型" style:family="text">
      <style:text-properties style:font-name="WenQuanYi Micro Hei" fo:color="#000000"/>
    </style:style>
    <style:style style:name="T247" style:parent-style-name="預設段落字型" style:family="text">
      <style:text-properties style:font-name="WenQuanYi Micro Hei" fo:color="#000000"/>
    </style:style>
    <style:style style:name="T248" style:parent-style-name="預設段落字型" style:family="text">
      <style:text-properties style:font-name="WenQuanYi Micro Hei" fo:color="#FF0000"/>
    </style:style>
    <style:style style:name="T249" style:parent-style-name="預設段落字型" style:family="text">
      <style:text-properties style:font-name="WenQuanYi Micro Hei" fo:color="#000000"/>
    </style:style>
    <style:style style:name="T250" style:parent-style-name="預設段落字型" style:family="text">
      <style:text-properties style:font-name="新細明體" fo:color="#006699"/>
    </style:style>
    <style:style style:name="T251" style:parent-style-name="預設段落字型" style:family="text">
      <style:text-properties style:font-name="新細明體" fo:color="#006699"/>
    </style:style>
    <style:style style:name="T252" style:parent-style-name="預設段落字型" style:family="text">
      <style:text-properties style:font-name="文泉驛微米黑" style:font-name-asian="文泉驛微米黑" fo:color="#006699"/>
    </style:style>
    <style:style style:name="T253" style:parent-style-name="預設段落字型" style:family="text">
      <style:text-properties style:font-name="文泉驛微米黑" fo:color="#006699"/>
    </style:style>
    <style:style style:name="P254" style:parent-style-name="Standard" style:family="paragraph">
      <style:text-properties style:font-name="文泉驛微米黑"/>
    </style:style>
    <style:style style:name="P255" style:parent-style-name="Standard" style:family="paragraph">
      <style:text-properties style:font-name="新細明體"/>
    </style:style>
    <style:style style:name="P256" style:parent-style-name="Textbody" style:family="paragraph">
      <style:paragraph-properties fo:margin-bottom="0in" fo:line-height="100%"/>
    </style:style>
    <style:style style:name="T257" style:parent-style-name="預設段落字型" style:family="text">
      <style:text-properties style:font-name-asian="WenQuanYi Micro Hei" fo:color="#FF0000"/>
    </style:style>
    <style:style style:name="T258" style:parent-style-name="預設段落字型" style:family="text">
      <style:text-properties style:font-name-asian="WenQuanYi Micro Hei" fo:color="#000000"/>
    </style:style>
    <style:style style:name="P259" style:parent-style-name="Textbody" style:family="paragraph">
      <style:paragraph-properties fo:margin-bottom="0in" fo:line-height="100%"/>
    </style:style>
    <style:style style:name="T260" style:parent-style-name="預設段落字型" style:family="text">
      <style:text-properties style:font-name="WenQuanYi Micro Hei"/>
    </style:style>
    <style:style style:name="T261" style:parent-style-name="預設段落字型" style:family="text">
      <style:text-properties style:font-name="WenQuanYi Micro Hei" fo:color="#FF0000"/>
    </style:style>
    <style:style style:name="T262" style:parent-style-name="預設段落字型" style:family="text">
      <style:text-properties style:font-name="WenQuanYi Micro Hei" fo:color="#000000"/>
    </style:style>
    <style:style style:name="P263" style:parent-style-name="Textbody" style:family="paragraph">
      <style:paragraph-properties fo:margin-bottom="0in" fo:line-height="100%"/>
    </style:style>
    <style:style style:name="T264" style:parent-style-name="預設段落字型" style:family="text">
      <style:text-properties style:font-name="WenQuanYi Micro Hei"/>
    </style:style>
    <style:style style:name="T265" style:parent-style-name="預設段落字型" style:family="text">
      <style:text-properties style:font-name="WenQuanYi Micro Hei" fo:color="#FF0000"/>
    </style:style>
    <style:style style:name="T266" style:parent-style-name="預設段落字型" style:family="text">
      <style:text-properties style:font-name="WenQuanYi Micro Hei" fo:color="#FF0000"/>
    </style:style>
    <style:style style:name="T267" style:parent-style-name="預設段落字型" style:family="text">
      <style:text-properties style:font-name="WenQuanYi Micro Hei" fo:color="#FF0000"/>
    </style:style>
    <style:style style:name="T268" style:parent-style-name="預設段落字型" style:family="text">
      <style:text-properties style:font-name="WenQuanYi Micro Hei" fo:color="#000000"/>
    </style:style>
    <style:style style:name="P269" style:parent-style-name="Standard" style:family="paragraph">
      <style:text-properties style:font-name="新細明體" fo:color="#006699"/>
    </style:style>
    <style:style style:name="P270" style:parent-style-name="Textbody" style:family="paragraph">
      <style:paragraph-properties fo:margin-bottom="0in" fo:line-height="100%"/>
      <style:text-properties style:font-name="WenQuanYi Micro Hei" fo:color="#000000"/>
    </style:style>
    <style:style style:name="P271" style:parent-style-name="Textbody" style:family="paragraph">
      <style:paragraph-properties fo:margin-bottom="0in" fo:line-height="100%"/>
    </style:style>
    <style:style style:name="T272" style:parent-style-name="預設段落字型" style:family="text">
      <style:text-properties style:font-name="新細明體" fo:color="#000000"/>
    </style:style>
    <style:style style:name="P273" style:parent-style-name="Textbody" style:family="paragraph">
      <style:paragraph-properties fo:margin-bottom="0in" fo:line-height="100%"/>
    </style:style>
    <style:style style:name="T274" style:parent-style-name="預設段落字型" style:family="text">
      <style:text-properties style:font-name="新細明體" fo:color="#000000"/>
    </style:style>
    <style:style style:name="T275" style:parent-style-name="預設段落字型" style:family="text">
      <style:text-properties style:font-name-asian="WenQuanYi Micro Hei" fo:color="#000000"/>
    </style:style>
    <style:style style:name="T276" style:parent-style-name="預設段落字型" style:family="text">
      <style:text-properties style:font-name="新細明體" fo:color="#000000"/>
    </style:style>
    <style:style style:name="T277" style:parent-style-name="預設段落字型" style:family="text">
      <style:text-properties style:font-name-asian="WenQuanYi Micro Hei" fo:color="#000000"/>
    </style:style>
    <style:style style:name="P278" style:parent-style-name="Textbody" style:family="paragraph">
      <style:paragraph-properties fo:margin-bottom="0in" fo:line-height="100%"/>
    </style:style>
    <style:style style:name="T279" style:parent-style-name="預設段落字型" style:family="text">
      <style:text-properties fo:color="#000000"/>
    </style:style>
    <style:style style:name="T280" style:parent-style-name="預設段落字型" style:family="text">
      <style:text-properties style:font-name-asian="WenQuanYi Micro Hei" fo:color="#000000"/>
    </style:style>
    <style:style style:name="T281" style:parent-style-name="預設段落字型" style:family="text">
      <style:text-properties style:font-name="新細明體" fo:color="#FF0000"/>
    </style:style>
    <style:style style:name="T282" style:parent-style-name="預設段落字型" style:family="text">
      <style:text-properties style:font-name-asian="WenQuanYi Micro Hei" fo:color="#000000"/>
    </style:style>
    <style:style style:name="P283" style:parent-style-name="Textbody" style:family="paragraph">
      <style:paragraph-properties fo:margin-bottom="0in" fo:line-height="100%"/>
      <style:text-properties style:font-name="新細明體" fo:color="#006699"/>
    </style:style>
    <style:style style:name="P284" style:parent-style-name="Textbody" style:family="paragraph">
      <style:paragraph-properties fo:margin-bottom="0in" fo:line-height="100%"/>
      <style:text-properties style:font-name="WenQuanYi Micro Hei" fo:color="#000000"/>
    </style:style>
    <style:style style:name="P285" style:parent-style-name="Textbody" style:family="paragraph">
      <style:paragraph-properties fo:margin-bottom="0in" fo:line-height="100%"/>
      <style:text-properties style:font-name="WenQuanYi Micro Hei" fo:color="#000000"/>
    </style:style>
    <style:style style:name="P286" style:parent-style-name="Textbody" style:family="paragraph">
      <style:paragraph-properties fo:margin-bottom="0in" fo:line-height="100%"/>
    </style:style>
    <style:style style:name="T287" style:parent-style-name="預設段落字型" style:family="text">
      <style:text-properties style:font-name-asian="WenQuanYi Micro Hei" fo:color="#000000"/>
    </style:style>
    <style:style style:name="T288" style:parent-style-name="預設段落字型" style:family="text">
      <style:text-properties style:font-name-asian="WenQuanYi Micro Hei" fo:color="#FF0000"/>
    </style:style>
    <style:style style:name="T289" style:parent-style-name="預設段落字型" style:family="text">
      <style:text-properties style:font-name-asian="WenQuanYi Micro Hei" fo:color="#000000"/>
    </style:style>
    <style:style style:name="P290" style:parent-style-name="Textbody" style:family="paragraph">
      <style:paragraph-properties fo:margin-bottom="0in" fo:line-height="100%"/>
    </style:style>
    <style:style style:name="T291" style:parent-style-name="預設段落字型" style:family="text">
      <style:text-properties style:font-name="WenQuanYi Micro Hei" fo:color="#000000"/>
    </style:style>
    <style:style style:name="T292" style:parent-style-name="預設段落字型" style:family="text">
      <style:text-properties style:font-name="WenQuanYi Micro Hei" fo:color="#000000"/>
    </style:style>
    <style:style style:name="T293" style:parent-style-name="預設段落字型" style:family="text">
      <style:text-properties style:font-name="WenQuanYi Micro Hei" fo:color="#FF0000"/>
    </style:style>
    <style:style style:name="T294" style:parent-style-name="預設段落字型" style:family="text">
      <style:text-properties style:font-name="WenQuanYi Micro Hei" fo:color="#000000"/>
    </style:style>
    <style:style style:name="P295" style:parent-style-name="Textbody" style:family="paragraph">
      <style:paragraph-properties fo:margin-bottom="0in" fo:line-height="100%"/>
    </style:style>
    <style:style style:name="T296" style:parent-style-name="預設段落字型" style:family="text">
      <style:text-properties style:font-name="WenQuanYi Micro Hei" fo:color="#000000"/>
    </style:style>
    <style:style style:name="T297" style:parent-style-name="預設段落字型" style:family="text">
      <style:text-properties style:font-name="WenQuanYi Micro Hei" fo:color="#000000"/>
    </style:style>
    <style:style style:name="T298" style:parent-style-name="預設段落字型" style:family="text">
      <style:text-properties style:font-name="WenQuanYi Micro Hei" fo:color="#FF0000"/>
    </style:style>
    <style:style style:name="T299" style:parent-style-name="預設段落字型" style:family="text">
      <style:text-properties style:font-name="WenQuanYi Micro Hei" fo:color="#000000"/>
    </style:style>
    <style:style style:name="P300" style:parent-style-name="Textbody" style:family="paragraph">
      <style:paragraph-properties fo:margin-bottom="0in" fo:line-height="100%"/>
      <style:text-properties style:font-name="新細明體" fo:color="#006699"/>
    </style:style>
    <style:style style:name="P301" style:parent-style-name="Textbody" style:family="paragraph">
      <style:paragraph-properties fo:margin-bottom="0in" fo:line-height="100%"/>
      <style:text-properties style:font-name="WenQuanYi Micro Hei" fo:color="#000000"/>
    </style:style>
    <style:style style:name="P302" style:parent-style-name="Textbody" style:family="paragraph">
      <style:paragraph-properties fo:margin-bottom="0in" fo:line-height="100%"/>
      <style:text-properties style:font-name="WenQuanYi Micro Hei" fo:color="#000000"/>
    </style:style>
    <style:style style:name="P303" style:parent-style-name="Textbody" style:family="paragraph">
      <style:paragraph-properties fo:margin-bottom="0in" fo:line-height="100%"/>
    </style:style>
    <style:style style:name="T304" style:parent-style-name="預設段落字型" style:family="text">
      <style:text-properties style:font-name="新細明體" fo:color="#000000"/>
    </style:style>
    <style:style style:name="T305" style:parent-style-name="預設段落字型" style:family="text">
      <style:text-properties style:font-name-asian="WenQuanYi Micro Hei" fo:color="#000000"/>
    </style:style>
    <style:style style:name="T306" style:parent-style-name="預設段落字型" style:family="text">
      <style:text-properties style:font-name="WenQuanYi Micro Hei" fo:color="#FF0000"/>
    </style:style>
    <style:style style:name="T307" style:parent-style-name="預設段落字型" style:family="text">
      <style:text-properties style:font-name-asian="WenQuanYi Micro Hei" fo:color="#000000"/>
    </style:style>
    <style:style style:name="T308" style:parent-style-name="預設段落字型" style:family="text">
      <style:text-properties style:font-name="WenQuanYi Micro Hei" fo:color="#000000"/>
    </style:style>
    <style:style style:name="T309" style:parent-style-name="預設段落字型" style:family="text">
      <style:text-properties style:font-name-asian="WenQuanYi Micro Hei" fo:color="#000000"/>
    </style:style>
    <style:style style:name="P310" style:parent-style-name="Textbody" style:family="paragraph">
      <style:paragraph-properties fo:margin-bottom="0in" fo:line-height="100%"/>
    </style:style>
    <style:style style:name="T311" style:parent-style-name="預設段落字型" style:family="text">
      <style:text-properties fo:color="#000000"/>
    </style:style>
    <style:style style:name="T312" style:parent-style-name="預設段落字型" style:family="text">
      <style:text-properties style:font-name-asian="WenQuanYi Micro Hei" fo:color="#000000"/>
    </style:style>
    <style:style style:name="T313" style:parent-style-name="預設段落字型" style:family="text">
      <style:text-properties style:font-name="WenQuanYi Micro Hei" fo:color="#FF0000"/>
    </style:style>
    <style:style style:name="T314" style:parent-style-name="預設段落字型" style:family="text">
      <style:text-properties style:font-name-asian="WenQuanYi Micro Hei" fo:color="#000000"/>
    </style:style>
    <style:style style:name="T315" style:parent-style-name="預設段落字型" style:family="text">
      <style:text-properties style:font-name="WenQuanYi Micro Hei" fo:color="#000000"/>
    </style:style>
    <style:style style:name="T316" style:parent-style-name="預設段落字型" style:family="text">
      <style:text-properties style:font-name-asian="WenQuanYi Micro Hei" fo:color="#000000"/>
    </style:style>
    <style:style style:name="P317" style:parent-style-name="Textbody" style:family="paragraph">
      <style:paragraph-properties fo:margin-bottom="0in" fo:line-height="100%"/>
      <style:text-properties style:font-name="新細明體" fo:color="#006699"/>
    </style:style>
    <style:style style:name="P318" style:parent-style-name="Textbody" style:family="paragraph">
      <style:paragraph-properties fo:line-height="100%"/>
      <style:text-properties fo:color="#000000"/>
    </style:style>
    <style:style style:name="T319" style:parent-style-name="預設段落字型" style:family="text">
      <style:text-properties style:font-name="新細明體" style:font-name-asian="新細明體" style:font-name-complex="新細明體"/>
    </style:style>
    <style:style style:name="T320" style:parent-style-name="預設段落字型" style:family="text">
      <style:text-properties style:font-name="文泉驛微米黑" style:font-name-asian="文泉驛微米黑"/>
    </style:style>
    <style:style style:name="T321" style:parent-style-name="預設段落字型" style:family="text">
      <style:text-properties style:font-name="新細明體" style:font-name-asian="新細明體" style:font-name-complex="新細明體"/>
    </style:style>
    <style:style style:name="T322" style:parent-style-name="預設段落字型" style:family="text">
      <style:text-properties style:font-name="新細明體" style:font-name-asian="新細明體" style:font-name-complex="新細明體"/>
    </style:style>
    <style:style style:name="T323" style:parent-style-name="預設段落字型" style:family="text">
      <style:text-properties style:font-name="新細明體" style:font-name-asian="新細明體" style:font-name-complex="新細明體" fo:color="#FF0000"/>
    </style:style>
    <style:style style:name="T324" style:parent-style-name="預設段落字型" style:family="text">
      <style:text-properties style:font-name="新細明體" style:font-name-asian="新細明體" style:font-name-complex="新細明體"/>
    </style:style>
    <style:style style:name="T325" style:parent-style-name="預設段落字型" style:family="text">
      <style:text-properties style:font-name="新細明體" style:font-name-asian="新細明體" style:font-name-complex="新細明體"/>
    </style:style>
    <style:style style:name="T326" style:parent-style-name="預設段落字型" style:family="text">
      <style:text-properties style:font-name="文泉驛微米黑" style:font-name-asian="文泉驛微米黑"/>
    </style:style>
    <style:style style:name="T327" style:parent-style-name="預設段落字型" style:family="text">
      <style:text-properties style:font-name="文泉驛微米黑" style:font-name-asian="文泉驛微米黑" fo:color="#FF0000"/>
    </style:style>
    <style:style style:name="T328" style:parent-style-name="預設段落字型" style:family="text">
      <style:text-properties style:font-name="文泉驛微米黑" style:font-name-asian="文泉驛微米黑"/>
    </style:style>
    <style:style style:name="T329" style:parent-style-name="預設段落字型" style:family="text">
      <style:text-properties style:font-name="新細明體" style:font-name-asian="新細明體" style:font-name-complex="新細明體"/>
    </style:style>
    <style:style style:name="T330" style:parent-style-name="預設段落字型" style:family="text">
      <style:text-properties style:font-name="文泉驛微米黑" style:font-name-asian="文泉驛微米黑"/>
    </style:style>
    <style:style style:name="T331" style:parent-style-name="預設段落字型" style:family="text">
      <style:text-properties style:font-name="文泉驛微米黑" style:font-name-asian="文泉驛微米黑" fo:color="#FF0000"/>
    </style:style>
    <style:style style:name="P332" style:parent-style-name="Textbody" style:family="paragraph">
      <style:paragraph-properties fo:margin-bottom="0in" fo:line-height="100%"/>
      <style:text-properties style:font-name="新細明體" fo:color="#006699"/>
    </style:style>
  </office:automatic-styles>
  <office:body>
    <office:text text:use-soft-page-breaks="true">
      <text:p text:style-name="P1">【第1頁】</text:p>
      <text:p text:style-name="P3"><text:s/>請親愛的你莫做你行。</text:p>
      <text:p text:style-name="P4">舊）Tshiánn tshin-ài ê lí mài tsò lí kiânn.</text:p>
      <text:p text:style-name="Standard"><text:span text:style-name="T5">新）</text:span><text:span text:style-name="T6">Tshiánn tshin-ài</text:span><text:span text:style-name="T7">--ê<text:s/></text:span><text:span text:style-name="T8">lí mài tsò lí kiânn.</text:span></text:p>
      <text:p text:style-name="P9">理由：親愛的補輕聲符</text:p>
      <text:p text:style-name="P10"/>
      <text:p text:style-name="P11">【第2頁】</text:p>
      <text:p text:style-name="P12">阿勇仔坐啥物車去上班？</text:p>
      <text:p text:style-name="P13">舊）A-ióng--á tsē siánn-mih tshia khì siāng-pan?</text:p>
      <text:p text:style-name="Standard"><text:span text:style-name="T14">新）</text:span><text:span text:style-name="T15">A-ióng--á tsē siánn-mih tshia khì<text:s/></text:span><text:span text:style-name="T16">siōng</text:span><text:span text:style-name="T17">-pan?</text:span></text:p>
      <text:p text:style-name="P18">理由：上班的羅馬字改做siōng</text:p>
      <text:p text:style-name="P19"/>
      <text:p text:style-name="P20">【第2頁】</text:p>
      <text:p text:style-name="P21">電視講這禮拜的天氣啥款？出門敢需要注意啥物？</text:p>
      <text:p text:style-name="P22">舊）...Tshut-mn̂g kánn su-iàu tsù-ì siánn-mi̍h?</text:p>
      <text:p text:style-name="Standard"><text:span text:style-name="T23">新）</text:span><text:span text:style-name="T24">...Tshut-mn̂g<text:s/></text:span><text:span text:style-name="T25">kám</text:span><text:span text:style-name="T26"><text:s/>su-iàu tsù-ì siánn-mi̍h?</text:span></text:p>
      <text:p text:style-name="P27">理由：敢的羅馬字改做kám</text:p>
      <text:p text:style-name="P28"/>
      <text:p text:style-name="P29">【第4頁】</text:p>
      <text:p text:style-name="Standard"><text:span text:style-name="T30">舊）二伯的症頭那來那像失智的款，緊叫</text:span><text:span text:style-name="T31">in</text:span><text:span text:style-name="T32">囝</text:span><text:span text:style-name="T33">?</text:span><text:span text:style-name="T34">￥</text:span><text:span text:style-name="T35">ﾎ</text:span><text:span text:style-name="T36">ﾻ予醫生看。</text:span></text:p>
      <text:p text:style-name="Standard"><text:span text:style-name="T37">新）二伯的症頭那來那像失智的款，緊叫</text:span><text:span text:style-name="T38">i</text:span><text:span text:style-name="T39">n</text:span><text:span text:style-name="T40">囝</text:span><text:span text:style-name="T41">𤆬</text:span><text:span text:style-name="T42">去予醫生看。</text:span></text:p>
      <text:p text:style-name="P43">理由：漢字亂碼</text:p>
      <text:p text:style-name="P44"/>
      <text:p text:style-name="P45">【第4頁】</text:p>
      <text:p text:style-name="P46">江小姐佮阿婆無仝人，你毋好認毋著去。</text:p>
      <text:p text:style-name="P47">舊）Kang sió-tsiá kah a-pô bô-kâng lâng, lí m̄ hó jīn m̄-tio̍h--khì.</text:p>
      <text:p text:style-name="Standard"><text:span text:style-name="T48">新）</text:span><text:span text:style-name="T49">Kang sió-tsiá kah a-pô bô-</text:span><text:span text:style-name="T50">kāng</text:span><text:span text:style-name="T51"><text:s/>lâng, lí m̄ hó jīn m̄-tio̍h--khì.</text:span></text:p>
      <text:p text:style-name="P52">理由：仝的羅馬字改做<text:s/>kāng</text:p>
      <text:p text:style-name="P53"/>
      <text:p text:style-name="P54">【第6頁】</text:p>
      <text:p text:style-name="P55">阿寶人面闊，應酬真濟，定定予in某嫌開銷傷重。</text:p>
      <text:p text:style-name="P56">舊）...hiâm khai-siau siong-tiōng.</text:p>
      <text:p text:style-name="Standard"><text:span text:style-name="T57">新）</text:span><text:span text:style-name="T58">...hiâm khai-siau siong-</text:span><text:span text:style-name="T59">tāng</text:span><text:span text:style-name="T60">.</text:span></text:p>
      <text:p text:style-name="P61">理由：重的羅馬字改做<text:s/>tāng</text:p>
      <text:p text:style-name="P62"/>
      <text:p text:style-name="P63">【第6頁】</text:p>
      <text:p text:style-name="P64">舊）雞仔瘟已經對香港湠甲規亞洲，逐家著愛注意。</text:p>
      <text:p text:style-name="Standard"><text:span text:style-name="T65">新）</text:span><text:span text:style-name="T66">雞災</text:span><text:span text:style-name="T67">已經對香港湠甲規亞洲，逐家著愛注意。</text:span></text:p>
      <text:p text:style-name="P68">理由：雞仔瘟改做雞災</text:p>
      <text:p text:style-name="P69"/>
      <text:p text:style-name="P70">【第7頁】</text:p>
      <text:p text:style-name="P71">毋管啥物情形，對人權的干涉愈少愈好。</text:p>
      <text:p text:style-name="P72">舊）M̄-kuán siánn-mih tsîng-hîng, tuì jîn-kuân ê kan-sia̍p lú tsió lú hó.</text:p>
      <text:p text:style-name="Standard"><text:span text:style-name="T73">新）</text:span><text:span text:style-name="T74">M̄-kuán siánn-mih tsîng-hîng, tuì jîn-</text:span><text:span text:style-name="T75">khuân</text:span><text:span text:style-name="T76"><text:s/>ê kan-sia̍p lú tsió lú hó.</text:span></text:p>
      <text:p text:style-name="P77">理由：權的羅馬字改做<text:s/>khuân</text:p>
      <text:p text:style-name="P78"/>
      <text:p text:style-name="P79">【第8頁】</text:p>
      <text:soft-page-break/>
      <text:p text:style-name="P80">舊）師兄講啥物愛我請示菩薩、逐工唸經消災解厄，我才無咧信彼套。</text:p>
      <text:p text:style-name="Standard"><text:span text:style-name="T81">新）師兄講啥物</text:span><text:span text:style-name="T82">凡事攏愛先</text:span><text:span text:style-name="T83">請示菩薩、逐工唸經消災解厄，我才無咧信彼套。</text:span></text:p>
      <text:p text:style-name="P84">理由：予句較順</text:p>
      <text:p text:style-name="P85"/>
      <text:p text:style-name="P86">【第8頁】</text:p>
      <text:p text:style-name="Standard"><text:span text:style-name="T87">舊）阿爸禮拜</text:span><text:span text:style-name="T88">?</text:span><text:span text:style-name="T89">￥ﾰ</text:span><text:span text:style-name="T90">ﾏ</text:span><text:span text:style-name="T91">弟去</text:span><text:span text:style-name="T92">peh</text:span><text:span text:style-name="T93">山，佇山跤看著一尾蛇，害伊驚甲這馬猶咇咇掣。</text:span></text:p>
      <text:p text:style-name="Standard"><text:span text:style-name="T94">新）阿爸禮拜</text:span><text:span text:style-name="T95">𤆬</text:span><text:span text:style-name="T96">小弟去</text:span><text:span text:style-name="T97">peh</text:span><text:span text:style-name="T98">山，佇山跤看著一尾蛇，害伊驚甲這馬猶咇咇掣。</text:span></text:p>
      <text:p text:style-name="P99">理由：漢字亂碼</text:p>
      <text:p text:style-name="P100"/>
      <text:p text:style-name="P101">【第9頁】</text:p>
      <text:p text:style-name="P102">舊）氣象報告有講後禮拜二會透風，出門上班莫袂記得疊一領厚的。</text:p>
      <text:p text:style-name="Standard"><text:span text:style-name="T103">新）氣象報告有講後禮拜二會透風，出門上班</text:span><text:span text:style-name="T104">毋通</text:span><text:span text:style-name="T105">袂記得疊一領厚的。</text:span></text:p>
      <text:p text:style-name="P106">理由：莫改做毋通予句較順</text:p>
      <text:p text:style-name="P107"/>
      <text:p text:style-name="P108">【第9頁】</text:p>
      <text:p text:style-name="P109">舊）眼前有真濟爸母、阿公阿媽攏綴囡仔講華語（Huâ-gú），無欲講家己的母語。</text:p>
      <text:p text:style-name="Standard"><text:span text:style-name="T110">新）眼前有真濟爸母、阿公阿媽攏綴囡仔講華語（</text:span><text:span text:style-name="T111">Huâ-</text:span><text:span text:style-name="T112">gú</text:span><text:span text:style-name="T113">），無欲講家己的母語（</text:span><text:span text:style-name="T114">bú-</text:span><text:span text:style-name="T115">g</text:span><text:span text:style-name="T116">ú</text:span><text:span text:style-name="T117">）。</text:span></text:p>
      <text:p text:style-name="P118">理由：欲收語（gú）的音</text:p>
      <text:p text:style-name="P119"/>
      <text:p text:style-name="P120">【第11頁】</text:p>
      <text:p text:style-name="P121">舊）好的慣習愛維持。</text:p>
      <text:p text:style-name="Standard"><text:span text:style-name="T122">新）好的</text:span><text:span text:style-name="T123">慣勢</text:span><text:span text:style-name="T124">愛維持。</text:span></text:p>
      <text:p text:style-name="P125">理由：慣習應該寫做慣勢</text:p>
      <text:p text:style-name="P126"/>
      <text:p text:style-name="P127">【第11頁】</text:p>
      <text:p text:style-name="P128">舊）好食的飯是天公伯賜予咱的。</text:p>
      <text:p text:style-name="Standard"><text:span text:style-name="T129">新）好食的飯是天公伯</text:span><text:span text:style-name="T130">仔</text:span><text:span text:style-name="T131">賜予咱的。</text:span></text:p>
      <text:p text:style-name="P132">理由：加一字仔予句較順</text:p>
      <text:p text:style-name="P133"/>
      <text:p text:style-name="P134">【第11頁】</text:p>
      <text:p text:style-name="P135">舊）珊仔爸罵過矣。</text:p>
      <text:p text:style-name="P136">舊）Suan-á pa̋ mē--kuè--ah.</text:p>
      <text:p text:style-name="Standard"><text:span text:style-name="T137">新）</text:span><text:span text:style-name="T138">阿</text:span><text:span text:style-name="T139">珊仔爸罵過矣。</text:span></text:p>
      <text:p text:style-name="Standard"><text:span text:style-name="T140">新）</text:span><text:span text:style-name="T141">A-san</text:span><text:span text:style-name="T142">--á pa̋ mē--kuè--ah.</text:span></text:p>
      <text:p text:style-name="P143">理由：加一字阿予句較順。珊改唸san。</text:p>
      <text:p text:style-name="P144"/>
      <text:p text:style-name="P145">【第20頁】</text:p>
      <text:p text:style-name="P146">四條椅仔六个人坐。</text:p>
      <text:p text:style-name="P147">舊）Sì tiâu í-á la̍k ê<text:s/>lâng tsē.</text:p>
      <text:p text:style-name="Standard"><text:span text:style-name="T148">新）</text:span><text:span text:style-name="T149">Sì<text:s/></text:span><text:span text:style-name="T150">liâu</text:span><text:span text:style-name="T151"><text:s/>í-á la̍k ê lâng tsē.</text:span></text:p>
      <text:p text:style-name="P152">理由：條的羅馬字改做liâu</text:p>
      <text:p text:style-name="P153"/>
      <text:p text:style-name="P154">【第21頁】</text:p>
      <text:p text:style-name="P155">袂使!袂使!</text:p>
      <text:p text:style-name="P156">舊）Bē-sái! Bē-sái!</text:p>
      <text:p text:style-name="Standard"><text:span text:style-name="T157">新）</text:span><text:span text:style-name="T158">Bē-</text:span><text:span text:style-name="T159">saih</text:span><text:span text:style-name="T160">! Bē-</text:span><text:span text:style-name="T161">saih</text:span><text:span text:style-name="T162">!</text:span></text:p>
      <text:p text:style-name="P163">理由：袂使佇句尾的羅馬字改做saih</text:p>
      <text:soft-page-break/>
      <text:p text:style-name="P164">【第5頁】</text:p>
      <text:p text:style-name="P165"><text:span text:style-name="T166">這兩个換帖的感情真好，連車嘛</text:span><text:span text:style-name="T167">仝</text:span><text:span text:style-name="T168">色水。</text:span></text:p>
      <text:p text:style-name="Standard"><text:span text:style-name="T169">舊）</text:span><text:span text:style-name="T170">Tsit nn̄g ê uānn-thiap--ê kám-tsîng tsin hó, liân tshia<text:s/></text:span><text:span text:style-name="T171">mā<text:s/></text:span><text:span text:style-name="T172">kâng</text:span><text:span text:style-name="T173"><text:s/>si</text:span><text:span text:style-name="T174">k-tsuí.</text:span></text:p>
      <text:p text:style-name="Standard"><text:span text:style-name="T175">新）</text:span><text:span text:style-name="T176">Tsit nn̄g ê uānn-thiap--ê kám-tsîng tsin hó, liân tshia mā</text:span><text:span text:style-name="T177"><text:s/>kāng</text:span><text:span text:style-name="T178"><text:s/>sik-tsuí.</text:span></text:p>
      <text:p text:style-name="Standard"><text:span text:style-name="T179">理由：</text:span><text:span text:style-name="T180">仝的羅馬字改做 kāng</text:span></text:p>
      <text:p text:style-name="P181"/>
      <text:p text:style-name="P182">【第7頁】</text:p>
      <text:p text:style-name="P183"><text:span text:style-name="T184">等囡仔若滿月，阮希望來遮</text:span><text:span text:style-name="T185">訂</text:span><text:span text:style-name="T186">餅</text:span><text:span text:style-name="T187">送人。</text:span></text:p>
      <text:p text:style-name="Standard"><text:span text:style-name="T188">舊）</text:span><text:span text:style-name="T189">Tán gín-á nā muá-gue̍h, gún hi-bāng lâi t</text:span><text:span text:style-name="T190">sia tìng pián</text:span><text:span text:style-name="T191">n sàng--lâng.</text:span></text:p>
      <text:p text:style-name="Standard"><text:span text:style-name="T192">新）</text:span><text:span text:style-name="T193">Tán gín-á nā muá-gue̍h, gún hi-bāng lâi tsia<text:s/></text:span><text:span text:style-name="T194">tīng</text:span><text:span text:style-name="T195"><text:s/>piánn sàng--lâng.</text:span></text:p>
      <text:p text:style-name="Standard"><text:span text:style-name="T196">理由：訂</text:span><text:span text:style-name="T197">的</text:span><text:span text:style-name="T198">羅馬字改做<text:s/></text:span><text:span text:style-name="T199">tīng</text:span></text:p>
      <text:p text:style-name="P200"/>
      <text:p text:style-name="P201">【第7頁】</text:p>
      <text:p text:style-name="P202"><text:span text:style-name="T203">七工內請佇意見</text:span><text:span text:style-name="T204">調查表</text:span><text:span text:style-name="T205">共你認為應當（</text:span><text:span text:style-name="T206">ìng-tong</text:span><text:span text:style-name="T207">）愛改進的所在寫落來。</text:span></text:p>
      <text:p text:style-name="Standard"><text:span text:style-name="T208">舊）</text:span><text:span text:style-name="T209">Tshit-kang lāi tshiánn tī ì-ki</text:span><text:span text:style-name="T210">àn tiau-tsa-pió kā lí<text:s/></text:span><text:span text:style-name="T211">jīn-uî ìng-tong ài kái-tsìn ê sóo-tsāi siá--lo̍h-lâi.</text:span></text:p>
      <text:p text:style-name="Standard"><text:span text:style-name="T212">新）</text:span><text:span text:style-name="T213">Tshit-kang lāi tshiánn tī ì-kiàn<text:s/></text:span><text:span text:style-name="T214">tiâu</text:span><text:span text:style-name="T215">-tsa-pió<text:s/></text:span><text:span text:style-name="T216">kā lí jīn-uî ìng-tong ài kái-tsìn ê sóo-tsāi siá--lo̍h-lâi.</text:span></text:p>
      <text:p text:style-name="Standard"><text:span text:style-name="T217">理由：</text:span><text:span text:style-name="T218">調</text:span><text:span text:style-name="T219">的羅馬字改做<text:s/></text:span><text:span text:style-name="T220">tiâu</text:span></text:p>
      <text:p text:style-name="P221"/>
      <text:p text:style-name="P222">【第8頁】</text:p>
      <text:p text:style-name="P223"><text:span text:style-name="T224">台北到高雄愛偌久？應該免偌久</text:span><text:span text:style-name="T225">乎</text:span><text:span text:style-name="T226">？</text:span></text:p>
      <text:p text:style-name="Standard"><text:span text:style-name="T227">舊）</text:span><text:span text:style-name="T228">Tâi-pak kàu Ko-hiông ài guā kú? Ing-kai bián guā kú-</text:span><text:span text:style-name="T229">-hoonh</text:span><text:span text:style-name="T230">?</text:span></text:p>
      <text:p text:style-name="Standard"><text:span text:style-name="T231">新）</text:span><text:span text:style-name="T232">Tâi-pak kàu Ko-hiông ài guā kú? Ing-kai bián guā kú--</text:span><text:span text:style-name="T233">honnh</text:span><text:span text:style-name="T234">?</text:span></text:p>
      <text:p text:style-name="Standard"><text:span text:style-name="T235">理由：</text:span><text:span text:style-name="T236">乎</text:span><text:span text:style-name="T237">的羅馬字改做<text:s/></text:span><text:span text:style-name="T238">honnh</text:span></text:p>
      <text:p text:style-name="P239"/>
      <text:p text:style-name="P240">【第10頁】</text:p>
      <text:p text:style-name="P241"><text:span text:style-name="T242">仝</text:span><text:span text:style-name="T243">款，免相搶。</text:span></text:p>
      <text:p text:style-name="Standard"><text:span text:style-name="T244">舊）</text:span><text:span text:style-name="T245">Kâng</text:span><text:span text:style-name="T246">-khuán, bián sio-tshiúnn.</text:span></text:p>
      <text:p text:style-name="Standard"><text:span text:style-name="T247">新）</text:span><text:span text:style-name="T248">Kāng</text:span><text:span text:style-name="T249">-khuán, bián sio-tshiúnn.</text:span></text:p>
      <text:p text:style-name="Standard"><text:span text:style-name="T250">理由：</text:span><text:span text:style-name="T251">仝</text:span><text:span text:style-name="T252">的羅馬字改做<text:s/></text:span><text:span text:style-name="T253">Kāng</text:span></text:p>
      <text:p text:style-name="P254"/>
      <text:p text:style-name="P255">【第10頁】</text:p>
      <text:p text:style-name="P256"><text:span text:style-name="T257">氣一下</text:span><text:span text:style-name="T258">袂講話。</text:span></text:p>
      <text:p text:style-name="P259"><text:span text:style-name="T260">舊）</text:span><text:span text:style-name="T261">Khì--tsi̍t-ē</text:span><text:span text:style-name="T262"><text:s/>bē kóng-uē.</text:span></text:p>
      <text:p text:style-name="P263"><text:span text:style-name="T264">新）</text:span><text:span text:style-name="T265">Khì</text:span><text:span text:style-name="T266"><text:s/></text:span><text:span text:style-name="T267">tsi̍t-ē</text:span><text:span text:style-name="T268"><text:s/>bē kóng-uē.</text:span></text:p>
      <text:p text:style-name="P269">理由：輕聲符提掉</text:p>
      <text:p text:style-name="P270"/>
      <text:p text:style-name="P271"><text:span text:style-name="T272">【第13頁】</text:span></text:p>
      <text:p text:style-name="P273"><text:span text:style-name="T274">舊）</text:span><text:span text:style-name="T275">伊人咧無閒</text:span><text:span text:style-name="T276">槓</text:span><text:span text:style-name="T277">破彼塊玻璃。</text:span></text:p>
      <text:p text:style-name="P278"><text:span text:style-name="T279">新）</text:span><text:span text:style-name="T280">伊人咧無閒</text:span><text:span text:style-name="T281">摃</text:span><text:span text:style-name="T282">破彼塊玻璃。</text:span></text:p>
      <text:p text:style-name="P283">理由：改漢字</text:p>
      <text:p text:style-name="P284"/>
      <text:p text:style-name="P285">【第14頁】</text:p>
      <text:p text:style-name="P286"><text:span text:style-name="T287">隨反應</text:span><text:span text:style-name="T288">過來</text:span><text:span text:style-name="T289">，有巧。</text:span></text:p>
      <text:p text:style-name="P290"><text:span text:style-name="T291">舊）</text:span><text:span text:style-name="T292">Suî huán-ìng</text:span><text:span text:style-name="T293"><text:s/>kuè--lâi</text:span><text:span text:style-name="T294">, ū khiáu.</text:span></text:p>
      <text:p text:style-name="P295"><text:span text:style-name="T296">新）</text:span><text:span text:style-name="T297">Suî huán-ìng</text:span><text:span text:style-name="T298">--kuè-lâi</text:span><text:span text:style-name="T299">, ū khiáu.</text:span></text:p>
      <text:p text:style-name="P300">理由：修正輕聲符位置</text:p>
      <text:p text:style-name="P301"/>
      <text:soft-page-break/>
      <text:p text:style-name="P302">【第15頁】</text:p>
      <text:p text:style-name="P303"><text:span text:style-name="T304">舊）</text:span><text:span text:style-name="T305">按怎，阮查某</text:span><text:span text:style-name="T306">kiánn</text:span><text:span text:style-name="T307">有</text:span><text:span text:style-name="T308">gâu</text:span><text:span text:style-name="T309">無？</text:span></text:p>
      <text:p text:style-name="P310"><text:span text:style-name="T311">新）</text:span><text:span text:style-name="T312">按怎，阮查某</text:span><text:span text:style-name="T313">囝</text:span><text:span text:style-name="T314">有</text:span><text:span text:style-name="T315">gâu</text:span><text:span text:style-name="T316">無？</text:span></text:p>
      <text:p text:style-name="P317">理由：補漢字</text:p>
      <text:p text:style-name="P318"/>
      <text:p text:style-name="Standard"><text:span text:style-name="T319">【第</text:span><text:span text:style-name="T320">16</text:span><text:span text:style-name="T321">頁】</text:span></text:p>
      <text:p text:style-name="Standard"><text:span text:style-name="T322">按呢我無緊來傱一台仔電視</text:span><text:span text:style-name="T323">袂使</text:span><text:span text:style-name="T324">。</text:span></text:p>
      <text:p text:style-name="Standard"><text:span text:style-name="T325">舊）</text:span><text:span text:style-name="T326">Án-ne guá bô kín-lâi tsông tsi̍t-tâi-á tiān-sī<text:s/></text:span><text:span text:style-name="T327">bē-sái</text:span><text:span text:style-name="T328">.</text:span></text:p>
      <text:p text:style-name="Standard"><text:span text:style-name="T329">新）</text:span><text:span text:style-name="T330">Án-ne guá bô kín-lâi tsông tsi̍t-tâi-á tiān-sī<text:s/></text:span><text:span text:style-name="T331">bē-saih.</text:span></text:p>
      <text:p text:style-name="P332">理由：句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文泉驛微米黑" svg:font-family="文泉驛微米黑" style:font-family-generic="system" style:font-pitch="variable"/>
    <style:font-face style:name="Mangal" svg:font-family="Mangal" style:font-family-generic="roman" style:font-pitch="variable" svg:panose-1="0 0 4 0 0 0 0 0 0 0"/>
    <style:font-face style:name="文泉驛等寬微米黑" svg:font-family="文泉驛等寬微米黑" style:font-family-generic="system" style:font-pitch="variable"/>
    <style:font-face style:name="WenQuanYi Micro Hei" svg:font-family="WenQuanYi Micro He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text-properties style:font-name="文泉驛等寬微米黑" style:font-name-asian="文泉驛等寬微米黑"/>
    </style:style>
  </office:automatic-styles>
  <office:master-styles>
    <style:master-page style:name="MP0" style:page-layout-name="PL0">
      <style:header>
        <text:p text:style-name="P2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-phing Khu</dc:creator>
    <meta:creation-date>2019-03-05T14:45:00Z</meta:creation-date>
    <dc:date>2019-03-06T03:47:00Z</dc:date>
    <meta:template xlink:href="Normal.dotm" xlink:type="simple"/>
    <meta:editing-cycles>3</meta:editing-cycles>
    <meta:editing-duration>PT2760S</meta:editing-duration>
    <meta:document-statistic meta:page-count="4" meta:paragraph-count="6" meta:word-count="455" meta:character-count="3044" meta:row-count="21" meta:non-whitespace-character-count="2595"/>
  </office:meta>
</office:document-meta>
</file>